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2f7f" officeooo:paragraph-rsid="000c2f7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d9e23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e724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edc3" officeooo:paragraph-rsid="000eedc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edc3" officeooo:paragraph-rsid="000eedc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f18d3" officeooo:paragraph-rsid="000f18d3" style:font-size-asian="13.1000003814697pt" style:font-weight-asian="normal" style:font-size-complex="15pt" style:font-weight-complex="normal"/>
    </style:style>
    <style:style style:name="T1" style:family="text">
      <style:text-properties officeooo:rsid="000d9e23"/>
    </style:style>
    <style:style style:name="T2" style:family="text">
      <style:text-properties officeooo:rsid="000e7242"/>
    </style:style>
    <style:style style:name="T3" style:family="text">
      <style:text-properties officeooo:rsid="0011b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<text:span text:style-name="T2">s</text:span> fonctionnelles</text:p>
      <text:p text:style-name="P2"/>
      <text:p text:style-name="P3"/>
      <text:p text:style-name="P3">- Touches :</text:p>
      <text:p text:style-name="P3"/>
      <text:p text:style-name="P3">-4 Touches de direction (<text:span text:style-name="T1">Default : Z Q S D</text:span>)</text:p>
      <text:p text:style-name="P3">-1 Touche <text:span text:style-name="T1">utiliser Item</text:span> 1 (<text:span text:style-name="T1">Default : O</text:span>)</text:p>
      <text:p text:style-name="P4">-<text:span text:style-name="T1">1 Touche utiliser Item 2 (Default : P)</text:span></text:p>
      <text:p text:style-name="P5">-<text:span text:style-name="T2">1 Touche d’intéraction (Default : I)</text:span></text:p>
      <text:p text:style-name="P5">-<text:span text:style-name="T2">1 Touche d’inventaire (Default : E)</text:span></text:p>
      <text:p text:style-name="P3">-<text:span text:style-name="T1">1 Touche pour entrer dans les option / quitter le menu (ECHAP, non-modifiable)</text:span></text:p>
      <text:p text:style-name="P3">-<text:span text:style-name="T2">1 Touche de confirmation (ENTRER, non-modifiable)</text:span></text:p>
      <text:p text:style-name="P3"/>
      <text:p text:style-name="P3"><text:span text:style-name="T2">L</text:span>es touches sont configurables et leurs config est sauvegardée.</text:p>
      <text:p text:style-name="P3"/>
      <text:p text:style-name="P6">Items : </text:p>
      <text:p text:style-name="P6"/>
      <text:p text:style-name="P6"><text:tab/><text:span text:style-name="T3">-Epées (cumulable): Agile mais moins puissante.</text:span></text:p>
      <text:p text:style-name="P6"/>
      <text:p text:style-name="P6"><text:tab/>-Arc <text:span text:style-name="T3">(non-cumulable) : Arme à distance degats moyens mais aucune attaque corps à corps + temps de réencochement de la flèche (ralentit vos déplacement).</text:span></text:p>
      <text:p text:style-name="P6"/>
      <text:p text:style-name="P8">Entitées :</text:p>
      <text:p text:style-name="P8"/>
      <text:p text:style-name="P8">- Zombie (Monster) : Fonctionne avec Dikjstra, attaque lorsqu’il est au corps à corps.</text:p>
      <text:p text:style-name="P8"/>
      <text:p text:style-name="P8">- Sheep (Friendly) : IA simple : essaye de s’aligner avec le jouer puis le charge. (ne fais pas de dégats mais pouss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0:03:21.192305945</meta:creation-date>
    <dc:date>2018-06-13T15:11:35.648065558</dc:date>
    <meta:editing-duration>PT34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42" meta:character-count="850" meta:non-whitespace-character-count="721"/>
  </office:meta>
</office:document-meta>
</file>